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officeooo:rsid="001e8c13" officeooo:paragraph-rsid="001e8c13"/>
    </style:style>
    <style:style style:name="P2" style:family="paragraph" style:parent-style-name="Subtitle">
      <style:text-properties officeooo:rsid="001e8c13" officeooo:paragraph-rsid="001e8c13"/>
    </style:style>
    <style:style style:name="P3" style:family="paragraph" style:parent-style-name="Text_20_body">
      <style:text-properties officeooo:rsid="001e8c13" officeooo:paragraph-rsid="001e8c13"/>
    </style:style>
    <style:style style:name="P4" style:family="paragraph" style:parent-style-name="Text_20_body">
      <style:text-properties fo:font-weight="bold" officeooo:rsid="001fe86a" officeooo:paragraph-rsid="001fe86a" style:font-weight-asian="bold" style:font-weight-complex="bold"/>
    </style:style>
    <style:style style:name="P5" style:family="paragraph" style:parent-style-name="Text_20_body">
      <style:text-properties fo:font-weight="bold" officeooo:rsid="00237e63" officeooo:paragraph-rsid="00237e63" style:font-weight-asian="bold" style:font-weight-complex="bold"/>
    </style:style>
    <style:style style:name="P6" style:family="paragraph" style:parent-style-name="Text_20_body">
      <style:text-properties fo:font-weight="bold" officeooo:rsid="0023e1d3" officeooo:paragraph-rsid="0023e1d3" style:font-weight-asian="bold" style:font-weight-complex="bold"/>
    </style:style>
    <style:style style:name="P7" style:family="paragraph" style:parent-style-name="Text_20_body">
      <style:text-properties fo:font-weight="normal" officeooo:rsid="00237e63" officeooo:paragraph-rsid="00237e63" style:font-weight-asian="normal" style:font-weight-complex="normal"/>
    </style:style>
    <style:style style:name="P8" style:family="paragraph" style:parent-style-name="Text_20_body">
      <style:text-properties fo:font-weight="normal" officeooo:rsid="0023e1d3" officeooo:paragraph-rsid="0023e1d3" style:font-weight-asian="normal" style:font-weight-complex="normal"/>
    </style:style>
    <style:style style:name="P9" style:family="paragraph" style:parent-style-name="Header">
      <style:text-properties officeooo:rsid="001e8c13" officeooo:paragraph-rsid="001e8c13"/>
    </style:style>
    <style:style style:name="T1" style:family="text">
      <style:text-properties fo:font-weight="normal" style:font-weight-asian="normal" style:font-weight-complex="normal"/>
    </style:style>
    <style:style style:name="T2" style:family="text">
      <style:text-properties fo:font-weight="normal" officeooo:rsid="002017b9" style:font-weight-asian="normal" style:font-weight-complex="normal"/>
    </style:style>
    <style:style style:name="T3" style:family="text">
      <style:text-properties fo:font-weight="normal" officeooo:rsid="002032e5" style:font-weight-asian="normal" style:font-weight-complex="normal"/>
    </style:style>
    <style:style style:name="T4" style:family="text">
      <style:text-properties fo:font-weight="normal" officeooo:rsid="00220a8b" style:font-weight-asian="normal" style:font-weight-complex="normal"/>
    </style:style>
    <style:style style:name="T5" style:family="text">
      <style:text-properties officeooo:rsid="002017b9"/>
    </style:style>
    <style:style style:name="T6" style:family="text">
      <style:text-properties officeooo:rsid="0023e1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4 – Project Proposal</text:p>
      <text:p text:style-name="P2">D<text:span text:style-name="T6">ungeons &amp; </text:span>D<text:span text:style-name="T6">ragons</text:span> <text:span text:style-name="T6">App</text:span></text:p>
      <text:p text:style-name="P3"/>
      <text:p text:style-name="P4">Motivation – Wesley Couturier</text:p>
      <text:p text:style-name="P4"><text:tab/><text:span text:style-name="T1">An old familiar game is making a rather huge comeback. Dungeons and Dragons is a Role-Playing game that involves team work, strategy, and a keen sense of what to do with the skills you have. The game has been around for quite sometime, and has been used as a tool to explore different narratives and ideas within the video game community and industry. We see that with this comeback, however, there still isn’t an updated way to keep track of who is who, what are their abilities, and how well they can perform when certain situations arise. This is the problem we’re attacking, getting rid of the pencil and the piece of paper.</text:span></text:p>
      <text:p text:style-name="P4"><text:span text:style-name="T1"><text:tab/>Much like the twenty-sided die, it seems almost impossible to think about </text:span><text:span text:style-name="T2">Dungeons and Dragons without a character sheet, or without some way of containing notes. It almost is integral to the whole experience. Luckily for the hardcore DND players, Nick and I have decided to tackle trying to update the way we play it, without taking away from the personal experience that is incredibly unique to DND. We want people to have the ability to seamlessly interact with their game, and help make the game run faster, by eliminating paper, having the dungeon master in truly in charge of everyone, and to make the game more connect to the players.</text:span></text:p>
      <text:p text:style-name="P4"><text:span text:style-name="T2"><text:tab/></text:span><text:span text:style-name="T3">This app we are creating is for every Dungeon and Dragon player out there. It is made by people who love the game, so we understand the perspective of most players. </text:span><text:span text:style-name="T4">But we can also make this app for the perspective of people who don’t know how to play Dungeons and Dragons. We can guide them through a character sheet, and help them understand how the game works, interacts, and progresses throughout the course of a campaign. </text:span></text:p>
      <text:p text:style-name="P4"><text:span text:style-name="T4"/></text:p>
      <text:p text:style-name="P5">Project Objectives – Wesley Couturier</text:p>
      <text:p text:style-name="P7"><text:tab/>Much of what this app will accomplish has already been described in the previous section. A majority of what we’re trying to do is to bring Dungeons and Dragons into the modern age by eliminating paper, and to give full control to the Dungeon Master, a.k.a. the person who controls the story of the game.</text:p>
      <text:p text:style-name="P7"><text:tab/>In order to eliminate paper for dungeons and dragons, we’re going to have to setup a streamlined database to client system where people can store, interact and record what their character is and what they can do. Along with containing the stats of each character, the interactions where the <text:soft-page-break/>characters take place will be controlled by the dungeon master, regardless of whether it’s giving another character an item, or performing a set skill.</text:p>
      <text:p text:style-name="P7"><text:tab/><text:span text:style-name="T6">Along with our ability to contain all of the information and actions possible, we will have a help menu that describes accurately what each thing is, does, will do. This will be more or less for new players who don’t know how to play the game.</text:span></text:p>
      <text:p text:style-name="P7"><text:tab/><text:span text:style-name="T6">Because of the social requirements of dungeons and dragons, we don’t want to eliminate the interactions between people during the course of their campaign. So what we will have is a place where the dungeon master asks someone what they rolled for a specific action. There will be no electronic die for our app. </text:span></text:p>
      <text:p text:style-name="P7"/>
      <text:p text:style-name="P6">Approach – Nick Klardie</text:p>
      <text:p text:style-name="P6"><text:span text:style-name="T1"><text:tab/></text:span></text:p>
      <text:p text:style-name="P6"><text:span text:style-name="T1"/></text:p>
      <text:p text:style-name="P6">Preliminary Results – Nick Klardie</text:p>
      <text:p text:style-name="P6"><text:span text:style-name="T1"><text:tab/></text:span></text:p>
      <text:p text:style-name="P6"><text:span text:style-name="T1"/></text:p>
      <text:p text:style-name="P6">Preliminary Evaluation – Wesley Couturier</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8c13" officeooo:paragraph-rsid="001e8c13"/>
    </style:style>
    <style:style style:name="MT1" style:family="text">
      <style:text-properties officeooo:rsid="002017b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Wesley Couturier<text:tab/>COMP – 525<text:tab/>11/13/2016</text:p>
        <text:p text:style-name="MP1">Nick <text:span text:style-name="MT1">Klardi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03:14.868233975</meta:creation-date>
    <dc:date>2016-11-13T15:29:23.234196098</dc:date>
    <meta:editing-duration>PT1M45S</meta:editing-duration>
    <meta:editing-cycles>2</meta:editing-cycles>
    <meta:generator>LibreOffice/5.1.6.2.0$Linux_X86_64 LibreOffice_project/10$Build-2</meta:generator>
    <meta:document-statistic meta:table-count="0" meta:image-count="0" meta:object-count="0" meta:page-count="2" meta:paragraph-count="19" meta:word-count="562" meta:character-count="3271" meta:non-whitespace-character-count="2706"/>
  </office:meta>
</office:document-meta>
</file>